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428" draw:textarea-horizontal-align="justify" draw:textarea-vertical-align="middle" draw:auto-grow-height="false" fo:min-height="4.576cm" fo:min-width="7.882cm"/>
    </style:style>
    <style:style style:name="gr2" style:family="graphic" style:parent-style-name="standard">
      <style:graphic-properties svg:stroke-color="#00a933" draw:fill-color="#00a933" draw:textarea-horizontal-align="justify" draw:textarea-vertical-align="middle" draw:auto-grow-height="false" fo:min-height="1.188cm" fo:min-width="1.02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09cm"/>
      <style:paragraph-properties style:writing-mode="lr-tb"/>
    </style:style>
    <style:style style:name="gr4" style:family="graphic" style:parent-style-name="objectwithoutfill">
      <style:graphic-properties draw:fill="solid" draw:fill-color="#ffbf00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.578cm"/>
    </style:style>
    <style:style style:name="gr7" style:family="graphic" style:parent-style-name="standard">
      <style:graphic-properties svg:stroke-width="0.053cm" draw:marker-start="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-color="#ffd428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solid" draw:fill-color="#ffbf00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82cm" svg:height="4.826cm" svg:x="3.54cm" svg:y="8.2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2.032cm" svg:x="9.255cm" svg:y="10.906cm">
          <text:p text:style-name="P2">電池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4.826cm" svg:height="0.759cm" svg:x="4.937cm" svg:y="13.192cm">
          <draw:text-box>
            <text:p text:style-name="P4"><text:span text:style-name="T1">電池模塊，內充不</text:span><text:span text:style-name="T1">可燃氣體</text:span></text:p>
          </draw:text-box>
        </draw:frame>
        <draw:custom-shape draw:style-name="gr2" draw:text-style-name="P3" draw:layer="layout" svg:width="2.159cm" svg:height="2.032cm" svg:x="3.921cm" svg:y="8.366cm">
          <text:p text:style-name="P2">電池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2.032cm" svg:x="6.588cm" svg:y="8.493cm">
          <text:p text:style-name="P2">電池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2.032cm" svg:x="9.382cm" svg:y="8.366cm">
          <text:p text:style-name="P2">電池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2.032cm" svg:x="3.921cm" svg:y="10.779cm">
          <text:p text:style-name="P2">電池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2.032cm" svg:x="6.588cm" svg:y="10.906cm">
          <text:p text:style-name="P2">電池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" draw:text-style-name="P6" draw:layer="layout" svg:width="10.077cm" svg:height="2.943cm" draw:transform="rotate (0.358839694210034) translate (3.54cm 8.239cm)" svg:viewBox="0 0 10078 2944" draw:points="0,0 3255,0 10078,2424 7848,2944">
          <text:p/>
        </draw:polygon>
        <draw:polygon draw:style-name="gr4" draw:text-style-name="P6" draw:layer="layout" svg:width="6.095cm" svg:height="1.904cm" draw:transform="rotate (-1.5707963267949) translate (13.827cm 6.969cm)" svg:viewBox="0 0 6096 1905" draw:points="0,0 3810,0 6096,1905 1270,1905">
          <text:p/>
        </draw:polygon>
        <draw:polygon draw:style-name="gr5" draw:text-style-name="P7" draw:layer="layout" svg:width="1.777cm" svg:height="1.523cm" draw:transform="rotate (1.5707963267949) translate (5.826cm 7.731cm)" svg:viewBox="0 0 1778 1524" draw:points="0,0 1778,0 1778,1524 0,1524">
          <text:p/>
        </draw:polygon>
        <draw:custom-shape draw:style-name="gr6" draw:text-style-name="P2" draw:layer="layout" svg:width="1.524cm" svg:height="0.254cm" svg:x="5.826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524cm" svg:height="0.254cm" svg:x="5.826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5" draw:text-style-name="P7" draw:layer="layout" svg:width="1.777cm" svg:height="1.523cm" draw:transform="rotate (1.5707963267949) translate (10.398cm 7.731cm)" svg:viewBox="0 0 1778 1524" draw:points="0,0 1778,0 1778,1524 0,1524">
          <text:p/>
        </draw:polygon>
        <draw:custom-shape draw:style-name="gr6" draw:text-style-name="P2" draw:layer="layout" svg:width="1.524cm" svg:height="0.254cm" svg:x="10.39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524cm" svg:height="0.254cm" svg:x="10.398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6.588cm" svg:y1="4.683cm" svg:x2="6.588cm" svg:y2="6.08cm">
          <text:p/>
        </draw:line>
        <draw:line draw:style-name="gr8" draw:text-style-name="P7" draw:layer="layout" svg:x1="11.16cm" svg:y1="5.953cm" svg:x2="11.16cm" svg:y2="4.683cm">
          <text:p/>
        </draw:line>
        <draw:frame draw:style-name="gr3" draw:text-style-name="P5" draw:layer="layout" svg:width="2.286cm" svg:height="0.759cm" svg:x="4.556cm" svg:y="4.81cm">
          <draw:text-box>
            <text:p text:style-name="P4"><text:span text:style-name="T1">冷卻氣體入</text:span></text:p>
          </draw:text-box>
        </draw:frame>
        <draw:frame draw:style-name="gr3" draw:text-style-name="P5" draw:layer="layout" svg:width="2.286cm" svg:height="0.759cm" svg:x="9.382cm" svg:y="5.191cm">
          <draw:text-box>
            <text:p text:style-name="P4"><text:span text:style-name="T1">熱氣抽出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8T20:20:21.134446890</meta:creation-date>
    <dc:date>2022-12-28T20:36:50.236848311</dc:date>
    <meta:editing-duration>PT16M30S</meta:editing-duration>
    <meta:editing-cycles>3</meta:editing-cycles>
    <meta:generator>LibreOffice/6.4.7.2$Linux_X86_64 LibreOffice_project/40$Build-2</meta:generator>
    <meta:document-statistic meta:object-count="20"/>
  </office:meta>
</office:document-meta>
</file>